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fo:border-bottom="0.06pt solid #000000" fo:background-color="#ffff99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-bottom="0.06pt solid #000000" fo:background-color="transparent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ackground-color="#ffff99"/>
    </style:style>
  </office:automatic-styles>
  <office:body>
    <office:spreadsheet>
      <table:table table:name="Feuille1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Default" office:value-type="string" calcext:value-type="string">
            <text:p>Données observées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'UTR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98" calcext:value-type="float">
            <text:p>398</text:p>
          </table:table-cell>
          <table:table-cell table:formula="of:=SUM([.B4:.D4])"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'UT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66" calcext:value-type="float">
            <text:p>166</text:p>
          </table:table-cell>
          <table:table-cell table:formula="of:=SUM([.B5:.D5])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ons CD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20" calcext:value-type="float">
            <text:p>1120</text:p>
          </table:table-cell>
          <table:table-cell table:formula="of:=SUM([.B6:.D6])" office:value-type="float" office:value="1325" calcext:value-type="float">
            <text:p>1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ns</text:p>
          </table:table-cell>
          <table:table-cell office:value-type="float" office:value="3575" calcext:value-type="float">
            <text:p>3575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11485" calcext:value-type="float">
            <text:p>11485</text:p>
          </table:table-cell>
          <table:table-cell table:formula="of:=SUM([.B7:.D7])" office:value-type="float" office:value="15098" calcext:value-type="float">
            <text:p>15098</text:p>
          </table:table-cell>
          <table:table-cell/>
          <table:table-cell office:value-type="string" calcext:value-type="string">
            <text:p>// aux instron on soustrait les cassettes pour pas avoir de redondance avec ex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)" office:value-type="float" office:value="3994" calcext:value-type="float">
            <text:p>3994</text:p>
          </table:table-cell>
          <table:table-cell table:formula="of:=SUM([.C4:.C7])" office:value-type="float" office:value="44" calcext:value-type="float">
            <text:p>44</text:p>
          </table:table-cell>
          <table:table-cell table:style-name="ce3" table:formula="of:=SUM([.D4:.D7])" office:value-type="float" office:value="13169" calcext:value-type="float">
            <text:p>13169</text:p>
          </table:table-cell>
          <table:table-cell table:style-name="ce9" table:formula="of:=SUM([.B8:.D8])" office:value-type="float" office:value="17207" calcext:value-type="float">
            <text:p>17207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Données sous H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0" office:value-type="string" calcext:value-type="string">
            <text:p>P(cluster dans la cat A et en 3UTR)</text:p>
          </table:table-cell>
          <table:table-cell table:style-name="ce10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'UTR</text:p>
          </table:table-cell>
          <table:table-cell table:style-name="ce4" table:formula="of:=[.B$17]*[.$E13]/[.$E$17]" office:value-type="float" office:value="139.733131864939" calcext:value-type="float">
            <text:p>140</text:p>
          </table:table-cell>
          <table:table-cell table:style-name="ce5" table:formula="of:=[.C$17]*[.$E13]/[.$E$17]" office:value-type="float" office:value="1.5393735107805" calcext:value-type="float">
            <text:p>2</text:p>
          </table:table-cell>
          <table:table-cell table:style-name="ce5" table:formula="of:=[.D$17]*[.$E13]/[.$E$17]" office:value-type="float" office:value="460.727494624281" calcext:value-type="float">
            <text:p>461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'UTR</text:p>
          </table:table-cell>
          <table:table-cell table:style-name="ce5" table:formula="of:=[.B$17]*[.$E14]/[.$E$17]" office:value-type="float" office:value="42.2449003312605" calcext:value-type="float">
            <text:p>42</text:p>
          </table:table-cell>
          <table:table-cell table:style-name="ce5" table:formula="of:=[.C$17]*[.$E14]/[.$E$17]" office:value-type="float" office:value="0.465391991631313" calcext:value-type="float">
            <text:p>0</text:p>
          </table:table-cell>
          <table:table-cell table:style-name="ce5" table:formula="of:=[.D$17]*[.$E14]/[.$E$17]" office:value-type="float" office:value="139.289707677108" calcext:value-type="float">
            <text:p>139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ons CDS</text:p>
          </table:table-cell>
          <table:table-cell table:style-name="ce5" table:formula="of:=[.B$17]*[.$E15]/[.$E$17]" office:value-type="float" office:value="307.552159005056" calcext:value-type="float">
            <text:p>308</text:p>
          </table:table-cell>
          <table:table-cell table:style-name="ce5" table:formula="of:=[.C$17]*[.$E15]/[.$E$17]" office:value-type="float" office:value="3.38815598303016" calcext:value-type="float">
            <text:p>3</text:p>
          </table:table-cell>
          <table:table-cell table:style-name="ce5" table:formula="of:=[.D$17]*[.$E15]/[.$E$17]" office:value-type="float" office:value="1014.05968501191" calcext:value-type="float">
            <text:p>1014</text:p>
          </table:table-cell>
          <table:table-cell office:value-type="float" office:value="1325" calcext:value-type="float">
            <text:p>1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ns</text:p>
          </table:table-cell>
          <table:table-cell table:style-name="ce5" table:formula="of:=[.B$17]*[.$E16]/[.$E$17]" office:value-type="float" office:value="3504.46980879874" calcext:value-type="float">
            <text:p>3504</text:p>
          </table:table-cell>
          <table:table-cell table:style-name="ce5" table:formula="of:=[.C$17]*[.$E16]/[.$E$17]" office:value-type="float" office:value="38.607078514558" calcext:value-type="float">
            <text:p>39</text:p>
          </table:table-cell>
          <table:table-cell table:style-name="ce5" table:formula="of:=[.D$17]*[.$E16]/[.$E$17]" office:value-type="float" office:value="11554.9231126867" calcext:value-type="float">
            <text:p>11555</text:p>
          </table:table-cell>
          <table:table-cell office:value-type="float" office:value="15098" calcext:value-type="float">
            <text:p>15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994" calcext:value-type="float">
            <text:p>3994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13169" calcext:value-type="float">
            <text:p>13169</text:p>
          </table:table-cell>
          <table:table-cell table:style-name="ce9" office:value-type="float" office:value="17207" calcext:value-type="float">
            <text:p>172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52:16.870759434</meta:creation-date>
    <dc:date>2015-03-16T12:48:19.207914227</dc:date>
    <meta:editing-duration>PT25M21S</meta:editing-duration>
    <meta:editing-cycles>3</meta:editing-cycles>
    <meta:generator>LibreOffice/4.2.7.2$Linux_X86_64 LibreOffice_project/420m0$Build-2</meta:generator>
    <meta:document-statistic meta:table-count="1" meta:cell-count="63" meta:object-count="0"/>
  </office:meta>
</office:document-meta>
</file>